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7014in" fo:margin-left="0in" table:align="left"/>
    </style:style>
    <style:style style:name="Tabela1.A" style:family="table-column">
      <style:table-column-properties style:column-width="1.2965in"/>
    </style:style>
    <style:style style:name="Tabela1.B" style:family="table-column">
      <style:table-column-properties style:column-width="1.3076in"/>
    </style:style>
    <style:style style:name="Tabela1.C" style:family="table-column">
      <style:table-column-properties style:column-width="0.9028in"/>
    </style:style>
    <style:style style:name="Tabela1.D" style:family="table-column">
      <style:table-column-properties style:column-width="1.9674in"/>
    </style:style>
    <style:style style:name="Tabela1.E" style:family="table-column">
      <style:table-column-properties style:column-width="1.2271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5fc2b" officeooo:paragraph-rsid="0025fc2b"/>
    </style:style>
    <style:style style:name="P2" style:family="paragraph" style:parent-style-name="Table_20_Contents">
      <style:text-properties officeooo:rsid="00272fba" officeooo:paragraph-rsid="00272fba"/>
    </style:style>
    <style:style style:name="P3" style:family="paragraph" style:parent-style-name="Table_20_Contents">
      <style:text-properties officeooo:rsid="00286dc9" officeooo:paragraph-rsid="00286dc9"/>
    </style:style>
    <style:style style:name="P4" style:family="paragraph" style:parent-style-name="Table_20_Contents">
      <style:text-properties officeooo:rsid="00286dc9" officeooo:paragraph-rsid="002a6c2c"/>
    </style:style>
    <style:style style:name="P5" style:family="paragraph" style:parent-style-name="Table_20_Contents">
      <style:text-properties officeooo:rsid="00286dc9" officeooo:paragraph-rsid="002c3457"/>
    </style:style>
    <style:style style:name="P6" style:family="paragraph" style:parent-style-name="Table_20_Contents">
      <style:text-properties officeooo:rsid="002a6c2c" officeooo:paragraph-rsid="002a6c2c"/>
    </style:style>
    <style:style style:name="P7" style:family="paragraph" style:parent-style-name="Table_20_Contents">
      <style:text-properties officeooo:rsid="002dd088" officeooo:paragraph-rsid="002dd088"/>
    </style:style>
    <style:style style:name="P8" style:family="paragraph" style:parent-style-name="Table_20_Contents">
      <style:text-properties officeooo:rsid="002eec82" officeooo:paragraph-rsid="002eec82"/>
    </style:style>
    <style:style style:name="P9" style:family="paragraph" style:parent-style-name="Standard">
      <style:text-properties officeooo:rsid="001fa644" officeooo:paragraph-rsid="001fa644"/>
    </style:style>
    <style:style style:name="P10" style:family="paragraph" style:parent-style-name="Standard">
      <style:text-properties officeooo:rsid="00213f9a" officeooo:paragraph-rsid="00213f9a"/>
    </style:style>
    <style:style style:name="P11" style:family="paragraph" style:parent-style-name="Standard">
      <style:text-properties officeooo:rsid="00252295" officeooo:paragraph-rsid="00252295"/>
    </style:style>
    <style:style style:name="P12" style:family="paragraph" style:parent-style-name="Standard">
      <style:text-properties officeooo:rsid="0025fc2b" officeooo:paragraph-rsid="0025fc2b"/>
    </style:style>
    <style:style style:name="P13" style:family="paragraph" style:parent-style-name="Standard">
      <style:text-properties officeooo:rsid="00272fba" officeooo:paragraph-rsid="00252295"/>
    </style:style>
    <style:style style:name="P14" style:family="paragraph" style:parent-style-name="Standard">
      <style:text-properties officeooo:rsid="00272fba" officeooo:paragraph-rsid="00272fba"/>
    </style:style>
    <style:style style:name="P15" style:family="paragraph" style:parent-style-name="Standard" style:list-style-name="L1">
      <style:text-properties officeooo:rsid="00213f9a" officeooo:paragraph-rsid="00213f9a"/>
    </style:style>
    <style:style style:name="P16" style:family="paragraph" style:parent-style-name="Standard" style:list-style-name="L1">
      <style:text-properties officeooo:rsid="002286f2" officeooo:paragraph-rsid="002286f2"/>
    </style:style>
    <style:style style:name="P17" style:family="paragraph" style:parent-style-name="Standard" style:list-style-name="L2">
      <style:text-properties officeooo:rsid="002286f2" officeooo:paragraph-rsid="002286f2"/>
    </style:style>
    <style:style style:name="P18" style:family="paragraph" style:parent-style-name="Standard" style:list-style-name="L3">
      <style:text-properties officeooo:rsid="00242736" officeooo:paragraph-rsid="00242736"/>
    </style:style>
    <style:style style:name="P19" style:family="paragraph" style:parent-style-name="Standard" style:list-style-name="L4">
      <style:text-properties officeooo:rsid="00246c97" officeooo:paragraph-rsid="00246c97"/>
    </style:style>
    <style:style style:name="P20" style:family="paragraph" style:parent-style-name="Standard" style:list-style-name="L4">
      <style:text-properties officeooo:rsid="00252295" officeooo:paragraph-rsid="00252295"/>
    </style:style>
    <style:style style:name="P21" style:family="paragraph" style:parent-style-name="Standard" style:list-style-name="L5">
      <style:text-properties officeooo:rsid="0025fc2b" officeooo:paragraph-rsid="0025fc2b"/>
    </style:style>
    <style:style style:name="T1" style:family="text">
      <style:text-properties officeooo:rsid="0025fc2b"/>
    </style:style>
    <style:style style:name="T2" style:family="text">
      <style:text-properties officeooo:rsid="00272fba"/>
    </style:style>
    <style:style style:name="T3" style:family="text">
      <style:text-properties officeooo:rsid="00286dc9"/>
    </style:style>
    <style:style style:name="T4" style:family="text">
      <style:text-properties officeooo:rsid="002a6c2c"/>
    </style:style>
    <style:style style:name="T5" style:family="text">
      <style:text-properties officeooo:rsid="002c34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kład grupy</text:p>
      <text:p text:style-name="P9"/>
      <text:p text:style-name="P9"/>
      <text:p text:style-name="P9">Analiza danych</text:p>
      <text:p text:style-name="P9"/>
      <text:p text:style-name="P9"/>
      <text:list xml:id="list1488905427" text:style-name="L1">
        <text:list-header>
          <text:p text:style-name="P15">Oddzialy2007.xls</text:p>
        </text:list-header>
        <text:list-item>
          <text:p text:style-name="P16">Niejasność skrótów np. ODDK albo ODDZ IOM</text:p>
        </text:list-item>
        <text:list-item>
          <text:p text:style-name="P16">Błędy przy pisowni polskich znaków np.ODDZIAť WEWNÉTRZNY</text:p>
        </text:list-item>
        <text:list-item>
          <text:p text:style-name="P16">Występuje znak plus w opisie.</text:p>
        </text:list-item>
        <text:list-item>
          <text:p text:style-name="P16">Część oddziałów opisana skrótami a część nie. </text:p>
        </text:list-item>
        <text:list-item>
          <text:p text:style-name="P16">Możliwe rozwiązanie to stworzenie spójnej przejrzystej listy oddziałów.</text:p>
        </text:list-item>
      </text:list>
      <text:p text:style-name="P10"><text:tab/></text:p>
      <text:p text:style-name="P10"><text:tab/>Pracownicy2007.xls</text:p>
      <text:p text:style-name="P10"/>
      <text:list xml:id="list3213700916" text:style-name="L2">
        <text:list-item>
          <text:p text:style-name="P17">Brak określenia płci.</text:p>
        </text:list-item>
        <text:list-item>
          <text:p text:style-name="P17">Brak określenia wykształcenia.</text:p>
        </text:list-item>
        <text:list-item>
          <text:p text:style-name="P17">Zbyt duża rozbieżność nazewnictwa.</text:p>
        </text:list-item>
        <text:list-item>
          <text:p text:style-name="P17">Błędy przy polskich znakach.</text:p>
        </text:list-item>
        <text:list-item>
          <text:p text:style-name="P17">Błędy przy skrótach np. ZAW i ZAWOD</text:p>
        </text:list-item>
      </text:list>
      <text:p text:style-name="P10"/>
      <text:p text:style-name="P10"><text:tab/>Wynagrodzenia2007.xls</text:p>
      <text:p text:style-name="P10"/>
      <text:list xml:id="list1594075169" text:style-name="L3">
        <text:list-item>
          <text:p text:style-name="P18">Niekiedy ujemne wartości np. StażPracy, Inne, WynChor, Zasadnicze.</text:p>
        </text:list-item>
        <text:list-item>
          <text:p text:style-name="P18">Błąd przy numerach oddziałów. W Oddzialy2007.xls jest od 1 do 14 tu od 0 do 44.</text:p>
        </text:list-item>
        <text:list-item>
          <text:p text:style-name="P18">Pominiecie niektórych numerów oddziałów np. 18, 30, 37, 41.</text:p>
        </text:list-item>
      </text:list>
      <text:p text:style-name="P10"/>
      <text:p text:style-name="P10"><text:tab/>ZATR%%%%.xls</text:p>
      <text:p text:style-name="P10"/>
      <text:list xml:id="list2039292411" text:style-name="L4">
        <text:list-item>
          <text:p text:style-name="P19">Puste wartości w ZatrudOd, ZatrudDo, Stanowisko, DodZaStopień(Za cały Etat), DodFunkc[%]</text:p>
        </text:list-item>
        <text:list-item>
          <text:p text:style-name="P19">Zbyt złożone skróty np. ST.T.ANA.</text:p>
        </text:list-item>
        <text:list-item>
          <text:p text:style-name="P20">Częste występowanie wartości 0 (slownie zero) w GodzEtatu, GodzZatr.</text:p>
        </text:list-item>
      </text:list>
      <text:p text:style-name="P11"/>
      <text:p text:style-name="P14">Diagram</text:p>
      <text:p text:style-name="P13"/>
      <text:p text:style-name="P14"/>
      <text:p text:style-name="P14"/>
      <text:p text:style-name="P14"/>
      <text:p text:style-name="P11"/>
      <text:p text:style-name="P11"><text:span text:style-name="T1">W</text:span>ypełniona tabelka opisująca 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94629751028480">
          <table:table-cell table:style-name="Tabela1.A1" office:value-type="string">
            <text:p text:style-name="P1">Tabela hurtowni</text:p>
          </table:table-cell>
          <table:table-cell table:style-name="Tabela1.A1" office:value-type="string">
            <text:p text:style-name="P1">Kolumna hurtowni</text:p>
          </table:table-cell>
          <table:table-cell table:style-name="Tabela1.A1" office:value-type="string">
            <text:p text:style-name="P1">Typ danych</text:p>
          </table:table-cell>
          <table:table-cell table:style-name="Tabela1.A1" office:value-type="string">
            <text:p text:style-name="P1">Źródło danych</text:p>
          </table:table-cell>
          <table:table-cell table:style-name="Tabela1.E1" office:value-type="string">
            <text:p text:style-name="P1">Przekształcenia</text:p>
          </table:table-cell>
        </table:table-row>
        <table:table-row table:style-name="TableLine94629758992896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ID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Z<text:span text:style-name="T4">ATR</text:span>%%%%: ZatrudOd,ZatrudDo;</text:p>
            <text:p text:style-name="P3">Wynagordzenia2007:RokMc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986534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Rok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4">Z<text:span text:style-name="T4">ATR</text:span>%%%%: ZatrudOd,ZatrudDo;</text:p>
            <text:p text:style-name="P3">Wynagordzenia2007:RokM<text:soft-page-break/>c</text:p>
          </table:table-cell>
          <table:table-cell table:style-name="Tabela1.E2" office:value-type="string">
            <text:p text:style-name="P8">substring</text:p>
          </table:table-cell>
        </table:table-row>
        <table:table-row table:style-name="TableLine9462975237550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Miesiąc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4">Z<text:span text:style-name="T4">ATR</text:span>%%%%: ZatrudOd,ZatrudDo;</text:p>
            <text:p text:style-name="P3">Wynagordzenia2007:RokMc</text:p>
          </table:table-cell>
          <table:table-cell table:style-name="Tabela1.E2" office:value-type="string">
            <text:p text:style-name="P8">substring</text:p>
          </table:table-cell>
        </table:table-row>
        <table:table-row table:style-name="TableLine9462977507112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Dzień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4">Z<text:span text:style-name="T4">ATR</text:span>%%%%: ZatrudOd,ZatrudDo</text:p>
          </table:table-cell>
          <table:table-cell table:style-name="Tabela1.E2" office:value-type="string">
            <text:p text:style-name="P8">substring</text:p>
          </table:table-cell>
        </table:table-row>
        <table:table-row table:style-name="TableLine9462975893968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Kwartał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wylicza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75671456">
          <table:table-cell table:style-name="Tabela1.A2" office:value-type="string">
            <text:p text:style-name="P2">Oddziały</text:p>
          </table:table-cell>
          <table:table-cell table:style-name="Tabela1.A2" office:value-type="string">
            <text:p text:style-name="P2">ID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Oddzialy2007: NrOddz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167534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Nazwa</text:p>
          </table:table-cell>
          <table:table-cell table:style-name="Tabela1.A2" office:value-type="string">
            <text:p text:style-name="P3">char</text:p>
          </table:table-cell>
          <table:table-cell table:style-name="Tabela1.A2" office:value-type="string">
            <text:p text:style-name="P3">Oddzialy2007: SkrNazwaOdz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673321984">
          <table:table-cell table:style-name="Tabela1.A2" office:value-type="string">
            <text:p text:style-name="P2">Pracownicy</text:p>
          </table:table-cell>
          <table:table-cell table:style-name="Tabela1.A2" office:value-type="string">
            <text:p text:style-name="P2">ID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Pracownicy2007: IdPrac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097902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RokUr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Pracownicy2007: RokUr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1759872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Wykształcenie</text:p>
          </table:table-cell>
          <table:table-cell table:style-name="Tabela1.A2" office:value-type="string">
            <text:p text:style-name="P3">char</text:p>
          </table:table-cell>
          <table:table-cell table:style-name="Tabela1.A2" office:value-type="string">
            <text:p text:style-name="P3">Pracownicy2007: Wykształcenie</text:p>
          </table:table-cell>
          <table:table-cell table:style-name="Tabela1.E2" office:value-type="string">
            <text:p text:style-name="P8">null→”brak danych”</text:p>
          </table:table-cell>
        </table:table-row>
        <table:table-row table:style-name="TableLine94629671136912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Płeć</text:p>
          </table:table-cell>
          <table:table-cell table:style-name="Tabela1.A2" office:value-type="string">
            <text:p text:style-name="P3">char</text:p>
          </table:table-cell>
          <table:table-cell table:style-name="Tabela1.A2" office:value-type="string">
            <text:p text:style-name="P3">Pracownicy2007: Płeć</text:p>
          </table:table-cell>
          <table:table-cell table:style-name="Tabela1.E2" office:value-type="string">
            <text:p text:style-name="P8">null→”brak danych”</text:p>
          </table:table-cell>
        </table:table-row>
        <table:table-row table:style-name="TableLine94629751981056">
          <table:table-cell table:style-name="Tabela1.A2" office:value-type="string">
            <text:p text:style-name="P2">Stanowisko</text:p>
          </table:table-cell>
          <table:table-cell table:style-name="Tabela1.A2" office:value-type="string">
            <text:p text:style-name="P2">ID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generowany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4945990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Nazwa</text:p>
          </table:table-cell>
          <table:table-cell table:style-name="Tabela1.A2" office:value-type="string">
            <text:p text:style-name="P3">char</text:p>
          </table:table-cell>
          <table:table-cell table:style-name="Tabela1.A2" office:value-type="string">
            <text:p text:style-name="P4">Z<text:span text:style-name="T4">ATR</text:span>%%%%: <text:span text:style-name="T4">Stanowisko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60211968">
          <table:table-cell table:style-name="Tabela1.A2" office:value-type="string">
            <text:p text:style-name="P3">GrupyZawodowe</text:p>
          </table:table-cell>
          <table:table-cell table:style-name="Tabela1.A2" office:value-type="string">
            <text:p text:style-name="P3">ID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3">generowany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4721664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">Nazwa</text:p>
          </table:table-cell>
          <table:table-cell table:style-name="Tabela1.A2" office:value-type="string">
            <text:p text:style-name="P3">char</text:p>
          </table:table-cell>
          <table:table-cell table:style-name="Tabela1.A2" office:value-type="string">
            <text:p text:style-name="P3">Wynagrodzenia2007: GrupZaw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45615328">
          <table:table-cell table:style-name="Tabela1.A2" office:value-type="string">
            <text:p text:style-name="P2">Zatrudnienie</text:p>
          </table:table-cell>
          <table:table-cell table:style-name="Tabela1.A2" office:value-type="string">
            <text:p text:style-name="P2">ID_Data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6">Tabela Data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168558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ID_Pracownika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4">Z<text:span text:style-name="T4">ATR</text:span>%%%%: <text:s/><text:span text:style-name="T4">IdPrac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69395152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ID_Stanowiska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4">Z<text:span text:style-name="T4">ATR</text:span>%%%%: <text:s/><text:span text:style-name="T4">Stanowisko</text:span></text:p>
          </table:table-cell>
          <table:table-cell table:style-name="Tabela1.E2" office:value-type="string">
            <text:p text:style-name="P8">null→”brak danych”</text:p>
          </table:table-cell>
        </table:table-row>
        <table:table-row table:style-name="TableLine94629749388336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ZatrudOd</text:p>
          </table:table-cell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4">Z<text:span text:style-name="T4">ATR</text:span>%%%%: <text:span text:style-name="T4">ZatrudOd</text:span></text:p>
          </table:table-cell>
          <table:table-cell table:style-name="Tabela1.E2" office:value-type="string">
            <text:p text:style-name="P8">null→”brak danych”</text:p>
          </table:table-cell>
        </table:table-row>
        <table:table-row table:style-name="TableLine9462975905038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ZatrudDo</text:p>
          </table:table-cell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4">Z<text:span text:style-name="T4">ATR</text:span>%%%%: <text:span text:style-name="T4">ZatrudDo</text:span></text:p>
          </table:table-cell>
          <table:table-cell table:style-name="Tabela1.E2" office:value-type="string">
            <text:p text:style-name="P8">null→”brak danych”</text:p>
            <text:p text:style-name="Table_20_Contents"/>
          </table:table-cell>
        </table:table-row>
        <table:table-row table:style-name="TableLine9462975012384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E(Pełny <text:s/>etat/ G(godziny)</text:p>
          </table:table-cell>
          <table:table-cell table:style-name="Tabela1.A2" office:value-type="string">
            <text:p text:style-name="P3">char</text:p>
          </table:table-cell>
          <table:table-cell table:style-name="Tabela1.A2" office:value-type="string">
            <text:p text:style-name="P4">Z<text:span text:style-name="T4">ATR</text:span>%%%%: <text:span text:style-name="T2">E(Pełny <text:s/>etat/ G(godziny)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740078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GodzEtatu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5">Z<text:span text:style-name="T4">ATR</text:span>%%%%: <text:span text:style-name="T5">GodzEtatu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907094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GodzZatr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5">Z<text:span text:style-name="T4">ATR</text:span>%%%%: <text:span text:style-name="T5">GodzZatr</text:span></text:p>
          </table:table-cell>
          <table:table-cell table:style-name="Tabela1.E2" office:value-type="string">
            <text:p text:style-name="P8">null→”brak danych”</text:p>
          </table:table-cell>
        </table:table-row>
        <table:table-row table:style-name="TableLine94629671160528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PłacaEtat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5">Z<text:span text:style-name="T4">ATR</text:span>%%%%: <text:span text:style-name="T5">PłacaEtat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082086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PłacaMies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5">Z<text:span text:style-name="T4">ATR</text:span>%%%%: <text:span text:style-name="T5">PłacaMies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0453152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LataStażu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5">Z<text:span text:style-name="T4">ATR</text:span>%%%%: <text:span text:style-name="T5">LataStażu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566608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DodFunkc[%]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5">Z<text:span text:style-name="T4">ATR</text:span>%%%%: <text:span text:style-name="T2">DodFunkc[%]</text:span></text:p>
          </table:table-cell>
          <table:table-cell table:style-name="Tabela1.E2" office:value-type="string">
            <text:p text:style-name="P8">null→”brak danych”</text:p>
          </table:table-cell>
        </table:table-row>
        <text:soft-page-break/>
        <table:table-row table:style-name="TableLine9462975799520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DodZaStopień(Za cały Etat)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5">Z<text:span text:style-name="T4">ATR</text:span>%%%%: <text:span text:style-name="T2">DodZaStopień(Za cały Etat)</text:span>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6428992">
          <table:table-cell table:style-name="Tabela1.A2" office:value-type="string">
            <text:p text:style-name="P2">Wynagrodzenie</text:p>
          </table:table-cell>
          <table:table-cell table:style-name="Tabela1.A2" office:value-type="string">
            <text:p text:style-name="P2">ID_Data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7">Tabela Data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155014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ID_Pracownika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7">Wynagrodzenia2007: IdPrac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75242752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ID_<text:span text:style-name="T3">GrupyZawodowe</text:span>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7">Wynagrodzenia2007: GrupaZaw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163264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">ID_Oddziały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7">Wynagrodzenia2007: NrOddz</text:p>
          </table:table-cell>
          <table:table-cell table:style-name="Tabela1.E2" office:value-type="string">
            <text:p text:style-name="P8">zintegrować id</text:p>
          </table:table-cell>
        </table:table-row>
        <table:table-row table:style-name="TableLine94629757188736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Brutto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Brutto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66311616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Zasadnicze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Zasadnicze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77217008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Nadgodz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Nadgodz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132152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StażPracy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StażPracy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242240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Funkcyjny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Funkcyjny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6023296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DodStop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DodStop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6931152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Inne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Inne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772536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WynChor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WynChor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46893936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">ZasilkiZUS</text:p>
          </table:table-cell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7">Wynagrodzenia2007: ZasilkiZUS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759009664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">DniZasZUS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7">Wynagrodzenia2007: DniZasZUS</text:p>
          </table:table-cell>
          <table:table-cell table:style-name="Tabela1.E2" office:value-type="string">
            <text:p text:style-name="Table_20_Contents"/>
          </table:table-cell>
        </table:table-row>
        <table:table-row table:style-name="TableLine94629674061376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">DniChor</text:p>
          </table:table-cell>
          <table:table-cell table:style-name="Tabela1.A2" office:value-type="string">
            <text:p text:style-name="P3">int</text:p>
          </table:table-cell>
          <table:table-cell table:style-name="Tabela1.A2" office:value-type="string">
            <text:p text:style-name="P7">Wynagrodzenia2007: DniChor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P11"/>
      <text:p text:style-name="P11"/>
      <text:p text:style-name="P12">Zapytania analityczne</text:p>
      <text:p text:style-name="P12"/>
      <text:list xml:id="list3030103883" text:style-name="L5">
        <text:list-item>
          <text:p text:style-name="P21">Który parownik najwięcej zarabiał?</text:p>
        </text:list-item>
        <text:list-item>
          <text:p text:style-name="P21">Jakie jest najczęstsze wykształcenie?</text:p>
        </text:list-item>
        <text:list-item>
          <text:p text:style-name="P21">Ile osób pracuje na danym oddziale?</text:p>
        </text:list-item>
        <text:list-item>
          <text:p text:style-name="P21">Gdzie pracuje najwięcej osób i na jakim stanowisku?</text:p>
        </text:list-item>
        <text:list-item>
          <text:p text:style-name="P21">Jaka jest średnia zarobków?</text:p>
        </text:list-item>
        <text:list-item>
          <text:p text:style-name="P21">Ile jest mężczyzn a ile kobiet zatrudnionych?</text:p>
        </text:list-item>
        <text:list-item>
          <text:p text:style-name="P21">Ile osób ma powyżej X lat stażu?</text:p>
        </text:list-item>
        <text:list-item>
          <text:p text:style-name="P21">Kto najczęściej chorował?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06T10:43:32.885000000</meta:creation-date>
    <meta:generator>LibreOffice/6.4.7.2$Linux_X86_64 LibreOffice_project/40$Build-2</meta:generator>
    <dc:date>2023-01-21T22:04:39.124017440</dc:date>
    <meta:editing-duration>PT3H28M40S</meta:editing-duration>
    <meta:editing-cycles>13</meta:editing-cycles>
    <meta:document-statistic meta:table-count="1" meta:image-count="0" meta:object-count="0" meta:page-count="3" meta:paragraph-count="189" meta:word-count="408" meta:character-count="3143" meta:non-whitespace-character-count="2937"/>
  </office:meta>
</office:document-meta>
</file>